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2B000000C875012CDAE5C5F93F.png" manifest:media-type="image/png"/>
  <manifest:file-entry manifest:full-path="Pictures/100000000000015A0000015A9010A4EA9B3465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4f59" officeooo:paragraph-rsid="001f4f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7.163cm" svg:y="0.323cm" svg:width="0.039cm" svg:height="0.051cm" draw:z-index="0"><draw:image xlink:href="Pictures/100000000000015A0000015A9010A4EA9B346519.png" xlink:type="simple" xlink:show="embed" xlink:actuate="onLoad" loext:mime-type="image/png"/></draw:frame><draw:frame draw:style-name="fr2" draw:name="Image2" text:anchor-type="paragraph" svg:width="0.051cm" svg:height="0.041cm" draw:z-index="1"><draw:image xlink:href="Pictures/100002010000052B000000C875012CDAE5C5F93F.png" xlink:type="simple" xlink:show="embed" xlink:actuate="onLoad" loext:mime-type="image/png"/></draw:frame>Sometimes, you may not need a passw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8:41:20.877743715</meta:creation-date>
    <dc:date>2019-06-12T18:44:07.952693102</dc:date>
    <meta:editing-duration>PT2M47S</meta:editing-duration>
    <meta:editing-cycles>1</meta:editing-cycles>
    <meta:generator>LibreOffice/6.0.7.3$Linux_X86_64 LibreOffice_project/00m0$Build-3</meta:generator>
    <meta:document-statistic meta:table-count="0" meta:image-count="2" meta:object-count="0" meta:page-count="1" meta:paragraph-count="1" meta:word-count="7" meta:character-count="38" meta:non-whitespace-character-count="32"/>
  </office:meta>
</office:document-meta>
</file>